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Preformatted_20_Text">
      <style:paragraph-properties fo:margin-top="0in" fo:margin-bottom="0.1965in" fo:padding="0.0193in" fo:border="0.0008in solid #d9d9e3"/>
    </style:style>
    <style:style style:name="P3" style:family="paragraph" style:parent-style-name="Preformatted_20_Text" style:list-style-name="L1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Preformatted_20_Text" style:list-style-name="L1">
      <style:paragraph-properties fo:padding="0.0193in" fo:border="0.0008in solid #d9d9e3"/>
    </style:style>
    <style:style style:name="P6" style:family="paragraph" style:parent-style-name="Text_20_body">
      <style:paragraph-properties fo:padding="0.0193in" fo:border="0.0008in solid #d9d9e3"/>
    </style:style>
    <style:style style:name="P7" style:family="paragraph" style:parent-style-name="Text_20_body" style:list-style-name="L1">
      <style:paragraph-properties fo:padding="0.0193in" fo:border="0.0008in solid #d9d9e3"/>
    </style:style>
    <style:style style:name="P8" style:family="paragraph" style:parent-style-name="Standard">
      <style:paragraph-properties fo:padding="0.0193in" fo:border="0.0008in solid #d9d9e3"/>
    </style:style>
    <style:style style:name="P9" style:family="paragraph" style:parent-style-name="Standard">
      <style:paragraph-properties fo:margin-top="0in" fo:margin-bottom="0.1965in"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Работа с базой данных использование дефолтного php </text:p>
      <text:p text:style-name="P8">ChatGPT</text:p>
      <text:p text:style-name="P9">ChatGPT</text:p>
      <text:p text:style-name="P6">Если вы хотите работать с базой данных WordPress, не используя <text:span text:style-name="Source_20_Text">$wpdb</text:span>, вы можете использовать стандартные функции PHP для работы с MySQL, однако это потребует написания более сложного кода и аккуратности для предотвращения уязвимостей безопасности. Вот примеры использования стандартных функций PHP для выполнения запросов:</text:p>
      <text:h text:style-name="P1" text:outline-level="3">Установка соединения с базой данных:</text:h>
      <text:p text:style-name="P4">phpCopy code</text:p>
      <text:p text:style-name="P4"><text:span text:style-name="Source_20_Text">$servername = "localhost";</text:span></text:p>
      <text:p text:style-name="P4"><text:span text:style-name="Source_20_Text">$username = "имя_пользователя";</text:span></text:p>
      <text:p text:style-name="P4"><text:span text:style-name="Source_20_Text">$password = "пароль";</text:span></text:p>
      <text:p text:style-name="P4"><text:span text:style-name="Source_20_Text">$dbname = "имя_базы_данных";</text:span></text:p>
      <text:p text:style-name="P4"/>
      <text:p text:style-name="P4"><text:span text:style-name="Source_20_Text">// Создание соединения</text:span></text:p>
      <text:p text:style-name="P4"><text:span text:style-name="Source_20_Text">$conn = new mysqli($servername, $username, $password, $dbname);</text:span></text:p>
      <text:p text:style-name="P4"/>
      <text:p text:style-name="P4"><text:span text:style-name="Source_20_Text">// Проверка соединения</text:span></text:p>
      <text:p text:style-name="P4"><text:span text:style-name="Source_20_Text">if ($conn-&gt;connect_error) {</text:span></text:p>
      <text:p text:style-name="P4"><text:span text:style-name="Source_20_Text"><text:s text:c="4"/>die("Ошибка подключения: " . $conn-&gt;connect_error);</text:span></text:p>
      <text:p text:style-name="P2"><text:span text:style-name="Source_20_Text">}</text:span></text:p>
      <text:h text:style-name="P1" text:outline-level="3">Примеры запросов:</text:h>
      <text:list xml:id="list1319086227918758766" text:style-name="L1">
        <text:list-item>
          <text:p text:style-name="P7"><text:span text:style-name="Strong_20_Emphasis">Выборка данных:</text:span></text:p>
          <text:p text:style-name="P5">phpCopy code</text:p>
          <text:p text:style-name="P5"><text:span text:style-name="Source_20_Text">$sql = "SELECT * FROM wp_posts";</text:span></text:p>
          <text:p text:style-name="P3"><text:span text:style-name="Source_20_Text">$result = $conn-&gt;query($sql);</text:span></text:p>
        </text:list-item>
        <text:list-item>
          <text:p text:style-name="P7"><text:span text:style-name="Strong_20_Emphasis">Добавление данных:</text:span></text:p>
          <text:p text:style-name="P5">phpCopy code</text:p>
          <text:p text:style-name="P5"><text:span text:style-name="Source_20_Text">$sql = "INSERT INTO wp_posts (post_title, post_content) VALUES ('Название', 'Содержимое')";</text:span></text:p>
          <text:p text:style-name="P5"><text:span text:style-name="Source_20_Text">if ($conn-&gt;query($sql) === TRUE) {</text:span></text:p>
          <text:p text:style-name="P5"><text:span text:style-name="Source_20_Text"><text:s text:c="4"/>echo "Запись успешно добавлена";</text:span></text:p>
          <text:p text:style-name="P5"><text:span text:style-name="Source_20_Text">} else {</text:span></text:p>
          <text:p text:style-name="P5"><text:span text:style-name="Source_20_Text"><text:s text:c="4"/>echo "Ошибка добавления записи: " . $conn-&gt;error;</text:span></text:p>
          <text:p text:style-name="P3"><text:span text:style-name="Source_20_Text">}</text:span></text:p>
        </text:list-item>
        <text:list-item>
          <text:p text:style-name="P7"><text:span text:style-name="Strong_20_Emphasis">Обновление данных:</text:span></text:p>
          <text:p text:style-name="P5">phpCopy code</text:p>
          <text:p text:style-name="P5"><text:span text:style-name="Source_20_Text">$sql = "UPDATE wp_posts SET post_title='Новое название' WHERE ID=1";</text:span></text:p>
          <text:p text:style-name="P5"><text:span text:style-name="Source_20_Text">if ($conn-&gt;query($sql) === TRUE) {</text:span></text:p>
          <text:p text:style-name="P5"><text:span text:style-name="Source_20_Text"><text:s text:c="4"/>echo "Запись успешно обновлена";</text:span></text:p>
          <text:p text:style-name="P5"><text:span text:style-name="Source_20_Text">} else {</text:span></text:p>
          <text:p text:style-name="P5"><text:span text:style-name="Source_20_Text"><text:s text:c="4"/>echo "Ошибка обновления записи: " . $conn-&gt;error;</text:span></text:p>
          <text:p text:style-name="P3"><text:span text:style-name="Source_20_Text">}</text:span></text:p>
        </text:list-item>
        <text:list-item>
          <text:p text:style-name="P7"><text:span text:style-name="Strong_20_Emphasis">Удаление данных:</text:span></text:p>
          <text:p text:style-name="P5">phpCopy code</text:p>
          <text:p text:style-name="P5"><text:span text:style-name="Source_20_Text">$sql = "DELETE FROM wp_posts WHERE ID=1";</text:span></text:p>
          <text:p text:style-name="P5"><text:span text:style-name="Source_20_Text">if ($conn-&gt;query($sql) === TRUE) {</text:span></text:p>
          <text:p text:style-name="P5"><text:soft-page-break/><text:span text:style-name="Source_20_Text"><text:s text:c="4"/>echo "Запись успешно удалена";</text:span></text:p>
          <text:p text:style-name="P5"><text:span text:style-name="Source_20_Text">} else {</text:span></text:p>
          <text:p text:style-name="P5"><text:span text:style-name="Source_20_Text"><text:s text:c="4"/>echo "Ошибка удаления записи: " . $conn-&gt;error;</text:span></text:p>
          <text:p text:style-name="P3"><text:span text:style-name="Source_20_Text">}</text:span></text:p>
        </text:list-item>
      </text:list>
      <text:h text:style-name="P1" text:outline-level="3">Закрытие соединения с базой данных:</text:h>
      <text:p text:style-name="P4">phpCopy code</text:p>
      <text:p text:style-name="P2"><text:span text:style-name="Source_20_Text">$conn-&gt;close();</text:span></text:p>
      <text:p text:style-name="P6">Помните, что это примеры и их следует использовать с осторожностью. Важно экранировать данные, предотвращать SQL инъекции и следить за безопасностью, особенно когда вы работаете напрямую с базой данных без защищенного API, такого как <text:span text:style-name="Source_20_Text">$wpdb</text:span> в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0:50:24.39</dc:date>
    <meta:document-statistic meta:table-count="0" meta:image-count="0" meta:object-count="0" meta:page-count="2" meta:paragraph-count="49" meta:word-count="254" meta:character-count="1838"/>
    <dc:creator>Dima Wide</dc:creator>
    <meta:user-defined meta:name="Info 1"/>
    <meta:user-defined meta:name="Info 2"/>
    <meta:user-defined meta:name="Info 3"/>
    <meta:user-defined meta:name="Info 4"/>
  </office:meta>
</office:document-meta>
</file>